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ExpectationsHelper.exists( byte [ ] content , @ Nullable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ExpectationsHelper.assertNodeCount( byte [ ] content , @ Nullable String encoding , int expected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ExpectationsHelper.assertNumber( byte [ ] content , @ Nullable String encoding , Double expec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ExpectationsHelper.assertString( byte [ ] content , @ Nullable String encoding , Matcher &lt; ? super String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ExpectationsHelper.doesNotExist( byte [ ] content , @ Nullable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ExpectationsHelper.compileXpathExpression( String expression , @ Nullable Map &lt; String , String &gt; namespa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athExpectationsHelper.XpathExpectationsHelper( String expression , @ Nullable Map &lt; String , String &gt; namespaces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ExpectationsHelper.assertNode( byte [ ] content , @ Nullable String encoding , Matcher &lt; ? super Node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ExpectationsHelper.toQName( Class &lt; T &gt; expected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pathExpectationsHelper.parseXmlByteArray( byte [ ] xml , @ Nullable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athExpectationsHelper.evaluateXpath( Document document , QName evaluationType , Class &lt; T &gt; expect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ExpectationsHelper.assertBoolean( byte [ ] content , @ Nullable String encoding , boolean expec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ExpectationsHelper.assertNodeList( byte [ ] content , @ Nullable String encoding , Matcher &lt; ? super NodeList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ExpectationsHelper.getXpath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ExpectationsHelper.assertNodeCount( byte [ ] content , @ Nullable String encoding , Matcher &lt; ? super Integer &gt; matc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ExpectationsHelper.assertString( byte [ ] content , @ Nullable String encoding , String expec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ExpectationsHelper.assertNumber( byte [ ] content , @ Nullable String encoding , Matcher &lt; ? super Double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ExpectationsHelper.evaluateXpath( byte [ ] content , @ Nullable String encoding , Class &lt; T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